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 svg:font-family="" style:font-family-generic="roman"/>
    <style:font-face style:name="Noto Mono" svg:font-family="'Noto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fd2ed" officeooo:paragraph-rsid="00344cb9"/>
    </style:style>
    <style:style style:name="P2" style:family="paragraph" style:parent-style-name="Text_20_body">
      <style:text-properties officeooo:rsid="001e6413" officeooo:paragraph-rsid="001e6413"/>
    </style:style>
    <style:style style:name="P3" style:family="paragraph" style:parent-style-name="Text_20_body">
      <style:text-properties officeooo:rsid="001e7a79" officeooo:paragraph-rsid="001e7a79"/>
    </style:style>
    <style:style style:name="P4" style:family="paragraph" style:parent-style-name="Text_20_body">
      <style:text-properties officeooo:rsid="001e7a79" officeooo:paragraph-rsid="001ed39e"/>
    </style:style>
    <style:style style:name="P5" style:family="paragraph" style:parent-style-name="Text_20_body">
      <style:text-properties officeooo:rsid="001ed39e" officeooo:paragraph-rsid="001ed39e"/>
    </style:style>
    <style:style style:name="P6" style:family="paragraph" style:parent-style-name="Text_20_body">
      <style:text-properties officeooo:rsid="0020b629" officeooo:paragraph-rsid="0020b629"/>
    </style:style>
    <style:style style:name="P7" style:family="paragraph" style:parent-style-name="Text_20_body">
      <style:text-properties officeooo:paragraph-rsid="0020b629"/>
    </style:style>
    <style:style style:name="P8" style:family="paragraph" style:parent-style-name="Text_20_body">
      <style:text-properties officeooo:rsid="0022a144" officeooo:paragraph-rsid="0022a144"/>
    </style:style>
    <style:style style:name="P9" style:family="paragraph" style:parent-style-name="Text_20_body">
      <style:text-properties officeooo:rsid="0023b2e0" officeooo:paragraph-rsid="0023b2e0"/>
    </style:style>
    <style:style style:name="P10" style:family="paragraph" style:parent-style-name="Text_20_body">
      <style:text-properties officeooo:rsid="002567df" officeooo:paragraph-rsid="002567df"/>
    </style:style>
    <style:style style:name="P11" style:family="paragraph" style:parent-style-name="Text_20_body">
      <style:text-properties officeooo:rsid="002567df" officeooo:paragraph-rsid="00264e20"/>
    </style:style>
    <style:style style:name="P12" style:family="paragraph" style:parent-style-name="Text_20_body">
      <style:text-properties officeooo:rsid="00278d5b" officeooo:paragraph-rsid="00278d5b"/>
    </style:style>
    <style:style style:name="P13" style:family="paragraph" style:parent-style-name="Text_20_body">
      <style:text-properties officeooo:rsid="0028cd47" officeooo:paragraph-rsid="0028cd47"/>
    </style:style>
    <style:style style:name="P14" style:family="paragraph" style:parent-style-name="Text_20_body" style:list-style-name="L7">
      <style:text-properties officeooo:rsid="0028cd47" officeooo:paragraph-rsid="0028cd47"/>
    </style:style>
    <style:style style:name="P15" style:family="paragraph" style:parent-style-name="Text_20_body">
      <style:text-properties officeooo:rsid="0028cd47" officeooo:paragraph-rsid="0028fdb2"/>
    </style:style>
    <style:style style:name="P16" style:family="paragraph" style:parent-style-name="Text_20_body" style:list-style-name="L7">
      <style:text-properties officeooo:paragraph-rsid="0028cd47"/>
    </style:style>
    <style:style style:name="P17" style:family="paragraph" style:parent-style-name="Text_20_body">
      <style:text-properties officeooo:rsid="0028fdb2" officeooo:paragraph-rsid="0028cd47"/>
    </style:style>
    <style:style style:name="P18" style:family="paragraph" style:parent-style-name="Text_20_body">
      <style:text-properties officeooo:rsid="0028fdb2" officeooo:paragraph-rsid="0028fdb2"/>
    </style:style>
    <style:style style:name="P19" style:family="paragraph" style:parent-style-name="Text_20_body">
      <style:text-properties officeooo:rsid="002923a3" officeooo:paragraph-rsid="002923a3"/>
    </style:style>
    <style:style style:name="P20" style:family="paragraph" style:parent-style-name="Text_20_body" style:list-style-name="L9">
      <style:text-properties officeooo:rsid="002923a3" officeooo:paragraph-rsid="002923a3"/>
    </style:style>
    <style:style style:name="P21" style:family="paragraph" style:parent-style-name="Text_20_body" style:list-style-name="L9">
      <style:text-properties officeooo:rsid="002923a3" officeooo:paragraph-rsid="002aa6df"/>
    </style:style>
    <style:style style:name="P22" style:family="paragraph" style:parent-style-name="Text_20_body" style:list-style-name="L9">
      <style:text-properties officeooo:rsid="002aa6df" officeooo:paragraph-rsid="002aa6df"/>
    </style:style>
    <style:style style:name="P23" style:family="paragraph" style:parent-style-name="Text_20_body">
      <style:text-properties officeooo:rsid="002aa6df" officeooo:paragraph-rsid="002aa6df"/>
    </style:style>
    <style:style style:name="P24" style:family="paragraph" style:parent-style-name="Text_20_body" style:list-style-name="L11">
      <style:text-properties officeooo:rsid="002aa6df" officeooo:paragraph-rsid="002aa6df"/>
    </style:style>
    <style:style style:name="P25" style:family="paragraph" style:parent-style-name="Text_20_body">
      <style:text-properties style:text-underline-style="solid" style:text-underline-width="auto" style:text-underline-color="font-color" officeooo:rsid="002aa6df" officeooo:paragraph-rsid="002aa6df"/>
    </style:style>
    <style:style style:name="P26" style:family="paragraph" style:parent-style-name="Text_20_body">
      <style:text-properties style:text-underline-style="solid" style:text-underline-width="auto" style:text-underline-color="font-color" officeooo:rsid="002bfcc9" officeooo:paragraph-rsid="002bfcc9"/>
    </style:style>
    <style:style style:name="P27" style:family="paragraph" style:parent-style-name="Text_20_body">
      <style:text-properties style:text-underline-style="none" officeooo:rsid="002aa6df" officeooo:paragraph-rsid="002aa6df"/>
    </style:style>
    <style:style style:name="P28" style:family="paragraph" style:parent-style-name="Text_20_body">
      <style:text-properties style:text-underline-style="none" officeooo:rsid="002bfcc9" officeooo:paragraph-rsid="002bfcc9"/>
    </style:style>
    <style:style style:name="P29" style:family="paragraph" style:parent-style-name="Text_20_body">
      <style:text-properties style:text-underline-style="none" officeooo:rsid="002deea1" officeooo:paragraph-rsid="002deea1"/>
    </style:style>
    <style:style style:name="P30" style:family="paragraph" style:parent-style-name="Text_20_body">
      <style:text-properties style:text-underline-style="none" officeooo:rsid="002f2383" officeooo:paragraph-rsid="002f2383"/>
    </style:style>
    <style:style style:name="P31" style:family="paragraph" style:parent-style-name="Text_20_body">
      <style:text-properties style:text-underline-style="none" officeooo:rsid="002fd2ed" officeooo:paragraph-rsid="002fd2ed"/>
    </style:style>
    <style:style style:name="P32" style:family="paragraph" style:parent-style-name="Text_20_body">
      <style:text-properties officeooo:rsid="002deea1" officeooo:paragraph-rsid="002deea1"/>
    </style:style>
    <style:style style:name="P33" style:family="paragraph" style:parent-style-name="Text_20_body">
      <style:text-properties officeooo:rsid="002fd2ed" officeooo:paragraph-rsid="002fd2ed"/>
    </style:style>
    <style:style style:name="P34" style:family="paragraph" style:parent-style-name="Text_20_body">
      <style:text-properties officeooo:rsid="002fd2ed" officeooo:paragraph-rsid="002fdfc7"/>
    </style:style>
    <style:style style:name="P35" style:family="paragraph" style:parent-style-name="Text_20_body">
      <style:text-properties officeooo:rsid="002fd2ed" officeooo:paragraph-rsid="003098f9"/>
    </style:style>
    <style:style style:name="P36" style:family="paragraph" style:parent-style-name="Text_20_body">
      <style:text-properties officeooo:rsid="002fd2ed" officeooo:paragraph-rsid="00314417"/>
    </style:style>
    <style:style style:name="P37" style:family="paragraph" style:parent-style-name="Text_20_body">
      <style:text-properties officeooo:rsid="002fd2ed" officeooo:paragraph-rsid="00331d80"/>
    </style:style>
    <style:style style:name="P38" style:family="paragraph" style:parent-style-name="Text_20_body">
      <style:text-properties officeooo:rsid="002fd2ed" officeooo:paragraph-rsid="00333ed8"/>
    </style:style>
    <style:style style:name="P39" style:family="paragraph" style:parent-style-name="Text_20_body">
      <style:text-properties officeooo:rsid="002fd2ed" officeooo:paragraph-rsid="00344cb9"/>
    </style:style>
    <style:style style:name="P40" style:family="paragraph" style:parent-style-name="Text_20_body">
      <style:text-properties officeooo:rsid="002fdfc7" officeooo:paragraph-rsid="002fdfc7"/>
    </style:style>
    <style:style style:name="P41" style:family="paragraph" style:parent-style-name="Text_20_body">
      <style:text-properties officeooo:rsid="002fdfc7" officeooo:paragraph-rsid="003098f9"/>
    </style:style>
    <style:style style:name="P42" style:family="paragraph" style:parent-style-name="Text_20_body">
      <style:text-properties officeooo:rsid="00314417" officeooo:paragraph-rsid="00344cb9"/>
    </style:style>
    <style:style style:name="P43" style:family="paragraph" style:parent-style-name="Text_20_body">
      <style:text-properties officeooo:rsid="00331d80" officeooo:paragraph-rsid="00344cb9"/>
    </style:style>
    <style:style style:name="P44" style:family="paragraph" style:parent-style-name="Text_20_body">
      <style:paragraph-properties fo:break-before="page"/>
      <style:text-properties officeooo:rsid="0020b629" officeooo:paragraph-rsid="0020b629"/>
    </style:style>
    <style:style style:name="P45" style:family="paragraph" style:parent-style-name="Heading_20_2">
      <style:text-properties officeooo:rsid="001e6413" officeooo:paragraph-rsid="001e6413"/>
    </style:style>
    <style:style style:name="P46" style:family="paragraph" style:parent-style-name="Heading_20_1">
      <style:text-properties officeooo:paragraph-rsid="001ed39e"/>
    </style:style>
    <style:style style:name="P47" style:family="paragraph" style:parent-style-name="Heading_20_1">
      <style:text-properties officeooo:rsid="002aa6df" officeooo:paragraph-rsid="002aa6df"/>
    </style:style>
    <style:style style:name="P48" style:family="paragraph">
      <style:text-properties style:font-name="Noto Mono" fo:font-size="8pt" style:font-size-asian="8pt" style:font-name-complex="Noto Mono" style:font-size-complex="8pt"/>
    </style:style>
    <style:style style:name="P49" style:family="paragraph">
      <style:paragraph-properties fo:margin-left="6.301cm" fo:margin-right="0cm" fo:text-indent="-2.299cm"/>
      <style:text-properties style:font-name="Noto Mono" fo:font-size="8pt" style:font-size-asian="8pt" style:font-name-complex="Noto Mono" style:font-size-complex="8pt"/>
    </style:style>
    <style:style style:name="P50" style:family="paragraph">
      <loext:graphic-properties draw:fill="none" draw:fill-color="#ffffff"/>
      <style:text-properties style:font-name="Noto Mono" fo:font-size="8pt" style:font-size-asian="8pt" style:font-name-complex="Noto Mono" style:font-size-complex="8pt"/>
    </style:style>
    <style:style style:name="P51" style:family="paragraph">
      <style:paragraph-properties fo:margin-left="0cm" fo:margin-right="0cm" fo:text-indent="0cm"/>
    </style:style>
    <style:style style:name="P52" style:family="paragraph">
      <style:paragraph-properties fo:margin-left="0cm" fo:margin-right="0cm" fo:text-indent="4.001cm"/>
    </style:style>
    <style:style style:name="P53" style:family="paragraph">
      <style:paragraph-properties fo:margin-left="0cm" fo:margin-right="0cm" fo:text-indent="-0.899cm"/>
    </style:style>
    <style:style style:name="P54" style:family="paragraph">
      <loext:graphic-properties draw:fill="none" draw:fill-color="#ffffff"/>
      <style:paragraph-properties fo:margin-left="0cm" fo:margin-right="0cm" fo:text-indent="0cm"/>
    </style:style>
    <style:style style:name="P55" style:family="paragraph">
      <style:text-properties style:font-name="F" fo:font-size="10pt" style:font-size-asian="10pt" style:font-size-complex="10pt"/>
    </style:style>
    <style:style style:name="P56" style:family="paragraph">
      <loext:graphic-properties draw:fill="none" draw:fill-color="#ffffff"/>
      <style:text-properties style:font-name="F" fo:font-size="10pt" style:font-size-asian="10pt" style:font-size-complex="10pt"/>
    </style:style>
    <style:style style:name="T1" style:family="text">
      <style:text-properties officeooo:rsid="001e7a79"/>
    </style:style>
    <style:style style:name="T2" style:family="text">
      <style:text-properties officeooo:rsid="001ed39e"/>
    </style:style>
    <style:style style:name="T3" style:family="text">
      <style:text-properties officeooo:rsid="001fc792"/>
    </style:style>
    <style:style style:name="T4" style:family="text">
      <style:text-properties officeooo:rsid="0023b2e0"/>
    </style:style>
    <style:style style:name="T5" style:family="text">
      <style:text-properties officeooo:rsid="00264e20"/>
    </style:style>
    <style:style style:name="T6" style:family="text">
      <style:text-properties officeooo:rsid="0028cd47"/>
    </style:style>
    <style:style style:name="T7" style:family="text">
      <style:text-properties officeooo:rsid="0028fdb2"/>
    </style:style>
    <style:style style:name="T8" style:family="text">
      <style:text-properties officeooo:rsid="002923a3"/>
    </style:style>
    <style:style style:name="T9" style:family="text">
      <style:text-properties officeooo:rsid="002aa6df"/>
    </style:style>
    <style:style style:name="T10" style:family="text">
      <style:text-properties officeooo:rsid="002bfcc9"/>
    </style:style>
    <style:style style:name="T11" style:family="text">
      <style:text-properties officeooo:rsid="002deea1"/>
    </style:style>
    <style:style style:name="T12" style:family="text">
      <style:text-properties officeooo:rsid="002fd2ed"/>
    </style:style>
    <style:style style:name="T13" style:family="text">
      <style:text-properties officeooo:rsid="002fdfc7"/>
    </style:style>
    <style:style style:name="T14" style:family="text">
      <style:text-properties officeooo:rsid="003098f9"/>
    </style:style>
    <style:style style:name="T15" style:family="text">
      <style:text-properties officeooo:rsid="00333ed8"/>
    </style:style>
    <style:style style:name="T16" style:family="text">
      <style:text-properties officeooo:rsid="00344cb9"/>
    </style:style>
    <style:style style:name="T17" style:family="text">
      <style:text-properties officeooo:rsid="0035a349"/>
    </style:style>
    <style:style style:name="T18" style:family="text">
      <style:text-properties style:font-name="Noto Mono" fo:font-size="8pt" style:font-size-asian="8pt" style:font-name-complex="Noto Mono" style:font-size-complex="8pt"/>
    </style:style>
    <style:style style:name="T19" style:family="text">
      <style:text-properties fo:font-size="10pt" style:font-size-asian="10pt" style:font-size-complex="10pt"/>
    </style:style>
    <style:style style:name="T20" style:family="text">
      <style:text-properties style:font-name="F"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svg:stroke-opacity="70%" draw:fill="none" draw:fill-color="#ffffff" fo:min-height="5.212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svg:stroke-opacity="80%" draw:fill="none" draw:fill-color="#ffffff" fo:min-height="1.27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svg:stroke-opacity="80%" draw:fill="none" draw:fill-color="#ffffff" fo:min-height="15.8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ehaviors Primer</text:p>
      <text:p text:style-name="Text_20_body"/>
      <text:h text:style-name="P45" text:outline-level="2">Motivation</text:h>
      <text:p text:style-name="P2">State machines for years have been the the “goto” technique for decomposing a comlex problem into smaller easy to impliment chunks. Each state in a state machine can rely on preconditions to be met, and can promise post conditions that can be relied on by any state it transitions to. These may be explicitly stated, or even checked at run time, or simply implied.</text:p>
      <text:p text:style-name="P2">It is a basic principle of software engineering that pre/post conditions simplify code by reducing the set of possible entry conditions <text:span text:style-name="T1">we significantly reduce the cost and complexity of all stages of software development. For this reason, state machines have been the gold standard for an ideal implimentation model since the 1960s.</text:span></text:p>
      <text:p text:style-name="P3">However, state machines have an inherent problem. If the preconditions cannot be relied on, state machines become a “lie”. They give the appearence of structure that actually does not exist. This is because a precondition that is only usually true is worse than useless, it source of hard to repeat and hard to fix bugs.</text:p>
      <text:p text:style-name="P4">The move to highly asynchronous systems has highlighted these issues. In an asychronous system, the state machine is no longer the “definer” of the state. <text:span text:style-name="T2">Put simply, it is hard to define what the state of an asynchronous system is. In many ways an asyncronous system has no single state. Think of how you model the state of message that might be in a buffer, or “on the wire”.</text:span></text:p>
      <text:p text:style-name="P5">A lack of definable state makes the state machine an obsoleted concept.</text:p>
      <text:p text:style-name="P4">With the explosion of multi-proccessor systems <text:span text:style-name="T2">and</text:span> the use of networked systems <text:span text:style-name="T2">asynchronous is the new norm. A new model is required that is better placed to deal with asynchronous systems.</text:span></text:p>
      <text:p text:style-name="P4"/>
      <text:h text:style-name="P46" text:outline-level="1"><text:span text:style-name="T2">Example</text:span></text:h>
      <text:p text:style-name="P5">The most frequent starting point for teaching state machines is the example of Traffic Lights. Traffic Lights are probably the simplest and <text:span text:style-name="T3">most familiar state machine there is. Therefore I will use it as an example for the “new paradigm”.</text:span></text:p>
      <text:p text:style-name="P6">A classic discription is listed below. You can see how each state can be simplified by using the fact the preceeding state has left the system in a known state, we can reduce the number of actions required.</text:p>
      <text:p text:style-name="P44"/>
      <text:p text:style-name="P6"/>
      <text:p text:style-name="P7"><draw:frame text:anchor-type="paragraph" draw:z-index="0" draw:name="Shape1" draw:style-name="gr1" draw:text-style-name="P50" svg:width="17.04cm" svg:height="5.213cm" svg:x="-0.681cm" svg:y="-1.416cm"><draw:text-box><text:p text:style-name="P48">RED : Start</text:p><text:p text:style-name="P49">On Enter: Turn of amber light. Turn off green light. Turn on red light</text:p><text:p text:style-name="P49"><text:span text:style-name="T18">On button press: Start timer </text:span></text:p><text:p text:style-name="P49"><text:span text:style-name="T18">On Timer: Transition to AMBER</text:span></text:p><text:p text:style-name="P48">AMBER:</text:p><text:p text:style-name="P49">On Enter: Turn off red light. Turn on amber light. Start timer.</text:p><text:p text:style-name="P49">On Timer: Transition to GREEN.</text:p><text:p text:style-name="P48">GREEN:</text:p><text:p text:style-name="P49">On Enter: Turn off amber light. Turn on green light. Start timer</text:p><text:p text:style-name="P49">On Timer: Transition to RED_AMBER</text:p><text:p text:style-name="P48">RED_AMBER:</text:p><text:p text:style-name="P49">On Enter: Turn on amber light. Start timer</text:p><text:p text:style-name="P49">On Timer: Transition to RED</text:p></draw:text-box></draw:frame></text:p>
      <text:p text:style-name="P7"/>
      <text:p text:style-name="P7"/>
      <text:p text:style-name="P7"/>
      <text:p text:style-name="P7"/>
      <text:p text:style-name="P7"/>
      <text:p text:style-name="P8">Now imagine that turning a light on or off is not an instant action, but a process, one that that takes an unknown amount of time and <text:span text:style-name="T4">one that </text:span>might fail. <text:span text:style-name="T4">Worse failure occurance is rare, lets say 1/1000 chance.</text:span></text:p>
      <text:p text:style-name="P9">We now have a system that is potentially misleading. The lag on the change of light state means the internal state might not match the state indicated by the lights. The error rate means that even if we wait for a signifacant time, we still cannot trust that the internal state matches the displayed state.</text:p>
      <text:p text:style-name="P10">This nightmare scenario might sound contrived, but represents how any networked system exists in reality (particularly any system based on TCP), it is also not uncommon for a design that relies on a concurrent GUI thread.</text:p>
      <text:p text:style-name="P10"><draw:frame text:anchor-type="paragraph" draw:z-index="1" draw:name="Shape2" draw:style-name="gr2" draw:text-style-name="P54" svg:width="15.611cm" svg:height="1.95cm" svg:x="0.245cm" svg:y="2.581cm"><draw:text-box><text:p text:style-name="P51">XXX:</text:p><text:p text:style-name="P52">On Fail: Transition to FAIL</text:p><text:p text:style-name="P53">FAIL:</text:p><text:p text:style-name="P52">On Enter: switch power off</text:p></draw:text-box></draw:frame>You can attempt to fix the problems by extending the state machine to represent these new possible states. For example, we will assume that we have some reliable method for signalling a failure. We can add to each and every state a new rule.</text:p>
      <text:p text:style-name="P10"/>
      <text:p text:style-name="P10"/>
      <text:p text:style-name="P10"/>
      <text:p text:style-name="P10"/>
      <text:p text:style-name="P11">We can also extend the system to deal with <text:span text:style-name="T5">time delays by adding new state. Lets examine the effect on the RED state alone. RED has four asyncrohonous events (Timer/Red on/Amber off/Green off). This is 2^4 states, minus the the state where all four actions succeed, as this transitions to AMBER as before. This means 14 new states. Doing this for each existing state leads to around 30 states.</text:span></text:p>
      <text:p text:style-name="P12">Dont forget that each state also requires a failure case handler. The potential for bugs is enormous, and this is just a sime example.</text:p>
      <text:p text:style-name="P13">Reresenting each of these new states as a sub-state machine is tempting, and makes the design easier to manipulate, but does not reduce the number states that must be coded, with the corresponding increase in expected bug rate.</text:p>
      <text:p text:style-name="P17"/>
      <text:h text:style-name="Heading_20_1" text:outline-level="1"><text:soft-page-break/>What is a behaviour</text:h>
      <text:p text:style-name="P15"><text:span text:style-name="T7">We redifine our problem as this. We know what we want to achieve, this is our target state.</text:span></text:p>
      <text:p text:style-name="P18">We have a possibly out-of-date view of the real (observed) state.</text:p>
      <text:p text:style-name="P18">We must do things (behaviours) that take our observed state towards the target state.</text:p>
      <text:p text:style-name="P18"/>
      <text:p text:style-name="P18">Compared to more pure goal oriented system a behavior can be described as a combination of a rule and an action. A rule detects what action must be taken, by comparing the target and observed state. A simple example of a rule is a makefile rule. Such a rule might say, “when the source file is changed, we must compile the file”. The action in this system would be runnig the compiler with the correct arguments.</text:p>
      <text:p text:style-name="P18">Often we find that actions and rules are so tightly coupled that defining them in the same place makes sense, thus a behavior. Behaviours are also self contained though, so unlike a makefile, there is no way to define a “priority”. This would lead to system that tried to do everything at once, if we just left it like that. So <text:span text:style-name="T8">we </text:span>define a behaviour to have <text:span text:style-name="T8">three possible states.</text:span></text:p>
      <text:list xml:id="list2836039104" text:style-name="L7">
        <text:list-item>
          <text:p text:style-name="P16"><text:span text:style-name="T6">Success : I’m done</text:span></text:p>
        </text:list-item>
        <text:list-item>
          <text:p text:style-name="P14">Fail : I cannot proceed</text:p>
        </text:list-item>
        <text:list-item>
          <text:p text:style-name="P14">Pending : dont know yet.</text:p>
        </text:list-item>
      </text:list>
      <text:p text:style-name="P19">Each behavior must have an update function that takes a target and an observed state, plus normally some system which is used to do actions on. This system might be a comms layer for networked systems, or an actor for non-networked systems.</text:p>
      <text:p text:style-name="P19">I personally like to also define my behaviors to have an “undo” function. This allows me to reason with behaviors as transactions. They either succeed and change state, or fail and leave the state unchanged. I highly advise using this pattern.</text:p>
      <text:p text:style-name="P19"/>
      <text:p text:style-name="P19">Fundamentaly, the key difference between a state-object and a behaviuor, is that the behavior</text:p>
      <text:list xml:id="list1850875264" text:style-name="L9">
        <text:list-item>
          <text:p text:style-name="P21"><text:span text:style-name="T9">Represents a thing that needs doing, not a state.</text:span></text:p>
        </text:list-item>
        <text:list-item>
          <text:p text:style-name="P20">Has <text:span text:style-name="T9">integrated “rule” logic to determine if it’s time to do it’s action.</text:span></text:p>
        </text:list-item>
        <text:list-item>
          <text:p text:style-name="P22">Has a state which is used to communicate to higher levels.</text:p>
        </text:list-item>
        <text:list-item>
          <text:p text:style-name="P22">Has an “undo” allowing the higher level to “try” behaviors even if they fail.</text:p>
        </text:list-item>
      </text:list>
      <text:p text:style-name="P23"/>
      <text:p text:style-name="P23">This raises the question “what is the higher level”? The behavior tree.</text:p>
      <text:h text:style-name="P47" text:outline-level="1">Behavior trees</text:h>
      <text:p text:style-name="P23">Just as a state machines can have sub-state machines, a behavior can have sub-behaviors. However, because a behavior can communicate with the layer above, we can build two standard types of higher level logic.</text:p>
      <text:list xml:id="list3332475694" text:style-name="L11">
        <text:list-item>
          <text:p text:style-name="P24"><text:soft-page-break/>Sequence (&amp;&amp;) - <text:span text:style-name="T10">I frequently refer to this as “All”</text:span></text:p>
        </text:list-item>
        <text:list-item>
          <text:p text:style-name="P24">Selector (||) - <text:span text:style-name="T10">I frequently refer to this as “Any”</text:span></text:p>
        </text:list-item>
      </text:list>
      <text:p text:style-name="P23"/>
      <text:p text:style-name="P23">By designing our behaviors well, we can build an amazing number of systems with these two concepts, although there is no reason why more could not be defined as required. I have in the past even added behavior wrappers to existing state machines, to allow them to be used in a new behavior.</text:p>
      <text:p text:style-name="P25">Sequence <text:span text:style-name="T10">(All)</text:span></text:p>
      <text:p text:style-name="P27">Implies the behaviors have an order, each preceeding <text:span text:style-name="T10">state does something that the next state requires. This is similar a series of states in a state machine that only has one state that it transitions to, however, it is important to emphasis that unlike a state machine, once a state completes, it still tested every turn to evaluate whether it is still “done”. This is where the power of the state machine passes it’s magic to the behavior. A sequence defines a set a preconditions that later behaviors may rely on, because they are always updated to ensure they are true.</text:span></text:p>
      <text:p text:style-name="P27"/>
      <text:p text:style-name="P28">For example, <text:s/>a sequence might be </text:p>
      <text:p text:style-name="P28"><text:tab/><text:tab/>PickUpBall &amp;&amp; ThrowBall</text:p>
      <text:p text:style-name="P28"/>
      <text:p text:style-name="P28">The ThrowBall behaviour can ignore the possibility of dropping the ball, because PickUpBall must succeed if ThrowBall is tried. This is where the “Undo” function comes in. If we drop the ball, we fail the PickUpBall test, and so we must “undo” throw ball, which returns are arm to safe state, so we may try again.</text:p>
      <text:p text:style-name="P28">This ability to encapsulate a rule – an action – and a way of resting to known state, is very powerful.</text:p>
      <text:p text:style-name="P29">When every behavior in a sequence succeeds, the sequence succeeds.</text:p>
      <text:p text:style-name="P29">When any action in a sequence fails, the sequence fails.</text:p>
      <text:p text:style-name="P26">Selector (Any)</text:p>
      <text:p text:style-name="P28">A selector is equivelent of “trying” a bunch of things. Unlike a sequence, a selector works best when the behaviors <text:span text:style-name="T11">are independent in effect. It is less obvious, but very powerful, that selectors also can be used to impose preconditions on following behaviors. In this role, the order is important. Each behavour in a selector is tried in order, every turn.</text:span></text:p>
      <text:p text:style-name="P30">For example,</text:p>
      <text:p text:style-name="P30"><text:tab/><text:tab/><text:span text:style-name="T12">UserWantsToQuit || LoadFile</text:span></text:p>
      <text:p text:style-name="P31">In this example, the <text:s/>UserWantsToQuit never succeeds, only fails, when the user presses quit.</text:p>
      <text:p text:style-name="P31">In this way the LoadFile behavior may take as a precondition that user has not pressed the quit button.</text:p>
      <text:h text:style-name="Heading_20_1" text:outline-level="1"><text:soft-page-break/>Implementation details</text:h>
      <text:p text:style-name="P32">I like to use the paradigm that failure should be dealt with by the level above. This has some practicle advantages, often the higher level is an any/all conatiner, and so this logic is automated. It also allows better reuse.</text:p>
      <text:p text:style-name="P33">For the system to work, all containers should ensure that any behavior that is pending is undone when it is no longer required. I prefer it if even successful behaviors can be undo, so that undoing the highest-level container always returns the system to default.</text:p>
      <text:h text:style-name="Heading_20_1" text:outline-level="1">A TrafficLight Behavior</text:h>
      <text:p text:style-name="P33">Returning to our traffic light example, a possible implimentation using behaviors is….</text:p>
      <text:p text:style-name="P38">FAIL || (<text:span text:style-name="T13">SET <text:s/>&amp;&amp; WAIT &amp;&amp; RED2</text:span>AMBER &amp;&amp; <text:span text:style-name="T17">AMBER2</text:span>GREEN &amp;&amp; <text:span text:style-name="T17">GREEN2</text:span>RED_AMBER <text:span text:style-name="T13">&amp;&amp; </text:span>RED_AMBER<text:span text:style-name="T17">2RED &amp;&amp; DONE</text:span>)</text:p>
      <text:p text:style-name="P40">our observed state is the number times the lights have changed.</text:p>
      <text:p text:style-name="P40">Our target state is the number of times the button was pressed.</text:p>
      <text:p text:style-name="P33"><draw:frame text:anchor-type="paragraph" draw:z-index="2" draw:name="Shape3" draw:style-name="gr3" draw:text-style-name="P56" svg:width="16.802cm" svg:height="15.849cm" svg:x="-0.019cm" svg:y="0.051cm"><draw:text-box><text:p text:style-name="P55"><text:span text:style-name="T19">FAIL:</text:span></text:p><text:p text:style-name="P55"><text:span text:style-name="T19"><text:tab/></text:span><text:span text:style-name="T19">On update: if (fail) FAIL else SUCCEED</text:span></text:p><text:p text:style-name="P55"><text:span text:style-name="T19"><text:tab/></text:span><text:span text:style-name="T19">On Fail : set fail</text:span></text:p><text:p text:style-name="P55"><text:span text:style-name="T19">SET:</text:span></text:p><text:p text:style-name="P55"><text:span text:style-name="T19"><text:tab/></text:span><text:span text:style-name="T19">On update: if (all(lights_correct)) SUCCEED else PENDING</text:span></text:p><text:p text:style-name="P55"><text:span text:style-name="T19"><text:tab/></text:span><text:span text:style-name="T19">On Enter: Turn on red light</text:span></text:p><text:p text:style-name="P55"><text:span text:style-name="T19"><text:tab/></text:span><text:span text:style-name="T19">On red light on: lights_correct[RED] = true</text:span></text:p><text:p text:style-name="P55"><text:span text:style-name="T19"><text:tab/></text:span><text:span text:style-name="T19">Undo : Turn off all lights/power</text:span></text:p><text:p text:style-name="P55"><text:span text:style-name="T19">WAIT:</text:span></text:p><text:p text:style-name="P55"><text:span text:style-name="T19"><text:tab/></text:span><text:span text:style-name="T19">On update: </text:span><text:span text:style-name="T19"><text:tab/></text:span><text:span text:style-name="T19">if (target == observed) PENDING else SUCCEED</text:span></text:p><text:p text:style-name="P55"><text:span text:style-name="T19"><text:tab/></text:span><text:span text:style-name="T19">On button press: <text:s/>start timer</text:span></text:p><text:p text:style-name="P55"><text:span text:style-name="T20"><text:tab/></text:span><text:span text:style-name="T20">On timer: </text:span><text:span text:style-name="T19">target_count++</text:span></text:p><text:p text:style-name="P55"><text:span text:style-name="T19">RED2AMBER:</text:span></text:p><text:p text:style-name="P55"><text:span text:style-name="T19"><text:tab/></text:span><text:span text:style-name="T19">On update: if (all(lights_correct)&amp;&amp;time) SUCCEED else PENDING</text:span></text:p><text:p text:style-name="P55"><text:span text:style-name="T19"><text:tab/></text:span><text:span text:style-name="T19">On Enter: Turn on red light off, turn amber light on, start timer</text:span></text:p><text:p text:style-name="P55"><text:span text:style-name="T19"><text:tab/></text:span><text:span text:style-name="T19">On red light off: lights_correct[RED] = true</text:span></text:p><text:p text:style-name="P55"><text:span text:style-name="T19"><text:tab/></text:span><text:span text:style-name="T19">On amber light on: lights_correct[AMBER] = true</text:span></text:p><text:p text:style-name="P55"><text:span text:style-name="T19"><text:tab/></text:span><text:span text:style-name="T19">On timer: time = true</text:span></text:p><text:p text:style-name="P55"><text:span text:style-name="T19">AMBER2GREEN:</text:span></text:p><text:p text:style-name="P55"><text:span text:style-name="T20"><text:tab/></text:span><text:span text:style-name="T20">On update: if (all(lights_correct)&amp;&amp;time) SUCCEED else PENDING</text:span></text:p><text:p text:style-name="P55"><text:span text:style-name="T20"><text:tab/></text:span><text:span text:style-name="T20">On Enter: Turn on amber light off, turn green light on</text:span><text:span text:style-name="T19">, start timer</text:span></text:p><text:p text:style-name="P55"><text:span text:style-name="T19"><text:tab/></text:span><text:span text:style-name="T19">On amber light off: lights_correct[AMBER] = true</text:span></text:p><text:p text:style-name="P55"><text:span text:style-name="T19"><text:tab/></text:span><text:span text:style-name="T19">On green light on: lights_correct[GREEN] = true</text:span></text:p><text:p text:style-name="P55"><text:span text:style-name="T19"><text:tab/></text:span><text:span text:style-name="T19">On timer: time = true</text:span></text:p><text:p text:style-name="P55"><text:span text:style-name="T19">GREEN2RED_AMBER:</text:span></text:p><text:p text:style-name="P55"><text:span text:style-name="T19"><text:tab/></text:span><text:span text:style-name="T19">On update: if (all(lights_correct)) SUCCEED else PENDING</text:span></text:p><text:p text:style-name="P55"><text:span text:style-name="T20"><text:tab/></text:span><text:span text:style-name="T20">On Enter: Turn on green light off, turn red light on, turn amber light on</text:span><text:span text:style-name="T19">, start timer</text:span></text:p><text:p text:style-name="P55"><text:span text:style-name="T19"><text:tab/></text:span><text:span text:style-name="T19">On green light off: lights_correct[GREEN] = true</text:span></text:p><text:p text:style-name="P55"><text:span text:style-name="T19"><text:tab/></text:span><text:span text:style-name="T19">On amber light on: lights_correct[AMBER] = true</text:span></text:p><text:p text:style-name="P55"><text:span text:style-name="T19"><text:tab/></text:span><text:span text:style-name="T19">On red light on: lights_correct[RED] = true</text:span></text:p><text:p text:style-name="P55"><text:span text:style-name="T19"><text:tab/></text:span><text:span text:style-name="T19">On timer: time = true</text:span></text:p><text:p text:style-name="P55"><text:span text:style-name="T19">RED_AMBER2RED:</text:span></text:p><text:p text:style-name="P55"><text:span text:style-name="T20"><text:tab/></text:span><text:span text:style-name="T20">On update: if (all(lights_correct)&amp;&amp;time) SUCCEED else PENDING</text:span></text:p><text:p text:style-name="P55"><text:span text:style-name="T20"><text:tab/></text:span><text:span text:style-name="T20">On Enter: Turn amber light off</text:span><text:span text:style-name="T19">, start timer</text:span></text:p><text:p text:style-name="P55"><text:span text:style-name="T19"><text:tab/></text:span><text:span text:style-name="T19">On amber light off: lights_correct[AMBER] = true</text:span></text:p><text:p text:style-name="P55"><text:span text:style-name="T19"><text:tab/></text:span><text:span text:style-name="T19">On timer: time = true</text:span></text:p><text:p text:style-name="P55"><text:span text:style-name="T19">DONE:</text:span></text:p><text:p text:style-name="P55"><text:span text:style-name="T19"><text:tab/></text:span><text:span text:style-name="T19">On update: observed++; SUCCEED</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 svg:font-family="" style:font-family-generic="roman"/>
    <style:font-face style:name="Noto Mono" svg:font-family="'Noto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 style:family="paragraph" style:parent-style-name="Caption"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1T07:05:35.812868358</meta:creation-date>
    <dc:date>2019-01-01T13:02:13.606157838</dc:date>
    <meta:editing-duration>PT24M39S</meta:editing-duration>
    <meta:editing-cycles>3</meta:editing-cycles>
    <meta:generator>LibreOffice/6.0.6.2$Linux_X86_64 LibreOffice_project/00m0$Build-2</meta:generator>
    <meta:document-statistic meta:table-count="0" meta:image-count="0" meta:object-count="0" meta:page-count="6" meta:paragraph-count="62" meta:word-count="1600" meta:character-count="9143" meta:non-whitespace-character-count="7604"/>
  </office:meta>
</office:document-meta>
</file>